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f5c" officeooo:paragraph-rsid="00063f5c"/>
    </style:style>
    <style:style style:name="P2" style:family="paragraph" style:parent-style-name="Standard">
      <style:text-properties officeooo:rsid="00072a0b" officeooo:paragraph-rsid="00072a0b"/>
    </style:style>
    <style:style style:name="P3" style:family="paragraph" style:parent-style-name="Standard">
      <style:text-properties officeooo:rsid="00083587" officeooo:paragraph-rsid="00083587"/>
    </style:style>
    <style:style style:name="T1" style:family="text">
      <style:text-properties officeooo:rsid="00072a0b"/>
    </style:style>
    <style:style style:name="T2" style:family="text">
      <style:text-properties officeooo:rsid="000835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חיים יפים ויקרים שלי!!!</text:p>
      <text:p text:style-name="P1">את פה ואני פה וכולונו פה, בחרתי את המקום הזה למעשה כי הוא מסמל עבורי, עבורנו…. שינו בדיעבד <text:s/>מאודי משמעותי בחיים שלי, <text:s/>מאותו רגע ממש פה!! חיינו השתנו מן הקצה אל הקצה .</text:p>
      <text:p text:style-name="P1">אני חושב <text:span text:style-name="T1">שמאותו רגע בתאריך 30.04.16 וזה לא קרה לי מעולם….אני באמת אוהב אותך יותר, מאותו יום מדוייק, כמעט באותה שעה לפני שנה +….בכל יום שעובר אני באמת אוהב אותך יותר, וזה קרה לאט ונכון...ולמרות שאת מעצבנת ואני סופר מעצבן, מאמי אני מבטיח להוריד את רמת המעצבנות שלי ברמת ה-0, אני מבטיח לך שאני עובד על זה … :)</text:span></text:p>
      <text:p text:style-name="P2"><text:span text:style-name="T2">אני יודע בוודאות ש</text:span>לא משנה מה י<text:span text:style-name="T2">ק</text:span>רה בדרכנו<text:span text:style-name="T2">א אנחנו נתמודד נתגבר ונצא חזקים…..</text:span></text:p>
      <text:p text:style-name="P3">אני חושב שבאותו הרגע, הכרתי אדם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7:49:17.688685635</meta:creation-date>
    <dc:date>2017-10-21T08:46:10.609195049</dc:date>
    <meta:editing-duration>PT6M22S</meta:editing-duration>
    <meta:editing-cycles>1</meta:editing-cycles>
    <meta:document-statistic meta:table-count="0" meta:image-count="0" meta:object-count="0" meta:page-count="1" meta:paragraph-count="5" meta:word-count="115" meta:character-count="600" meta:non-whitespace-character-count="488"/>
    <meta:generator>LibreOffice/5.1.6.2$Linux_X86_64 LibreOffice_project/10m0$Build-2</meta:generator>
  </office:meta>
</office:document-meta>
</file>